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NodeTypeCreationException.CustomNodeTypeCre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ionException.CustomNodeTypeCreation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ionException.CustomNodeTypeCreation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